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9021474003164766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7163769742782088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0938767494421797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3728848944575550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5671773165538140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46135128060970236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15857584175826041"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3124401417072129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420143" text:continue-list="list7715857584175826041"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3752263547420964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0878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3058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43446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42914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2253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027125343936604588"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6T09:19:07.73</dc:date>
    <dc:creator>James Lombardi</dc:creator>
    <meta:editing-duration>P9DT15H24M35S</meta:editing-duration>
    <meta:editing-cycles>815</meta:editing-cycles>
    <meta:generator>OpenOffice/4.1.2$Win32 OpenOffice.org_project/412m3$Build-9782</meta:generator>
    <meta:document-statistic meta:table-count="0" meta:image-count="7" meta:object-count="0" meta:page-count="93" meta:paragraph-count="2510" meta:word-count="28506" meta:character-count="145684"/>
  </office:meta>
</office:document-meta>
</file>